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1in" fo:margin-bottom="0.1in" style:contextual-spacing="false" fo:orphans="2" fo:widows="2" fo:text-indent="0in" style:auto-text-indent="false"/>
      <style:text-properties officeooo:paragraph-rsid="001ee0a1"/>
    </style:style>
    <style:style style:name="P2" style:family="paragraph" style:parent-style-name="Text_20_body">
      <style:paragraph-properties fo:margin-left="0in" fo:margin-right="0in" fo:margin-top="0.1in" fo:margin-bottom="0.1in" style:contextual-spacing="false" fo:orphans="2" fo:widows="2" fo:text-indent="0in" style:auto-text-indent="false"/>
      <style:text-properties fo:font-variant="normal" fo:text-transform="none" fo:color="#2d3b45" loext:opacity="100%" style:font-name="Lato Extended" fo:font-size="9.60000038146973pt" fo:letter-spacing="normal" fo:font-style="normal" fo:font-weight="normal" officeooo:paragraph-rsid="001ee0a1"/>
    </style:style>
    <style:style style:name="P3" style:family="paragraph" style:parent-style-name="Standard">
      <style:text-properties officeooo:paragraph-rsid="001ee0a1"/>
    </style:style>
    <style:style style:name="P4" style:family="paragraph" style:parent-style-name="Standard">
      <style:paragraph-properties fo:margin-left="0in" fo:margin-right="0in" fo:margin-top="0.1in" fo:margin-bottom="0.1in" style:contextual-spacing="false" fo:orphans="2" fo:widows="2" fo:text-indent="0in" style:auto-text-indent="false"/>
      <style:text-properties style:font-name="Arial" fo:font-size="12pt" officeooo:rsid="003b1c66" officeooo:paragraph-rsid="001f88cd" style:font-size-asian="12pt" style:font-size-complex="12pt"/>
    </style:style>
    <style:style style:name="P5" style:family="paragraph" style:parent-style-name="Text_20_body" style:list-style-name="L1">
      <style:paragraph-properties fo:margin-left="0in" fo:margin-right="0in" fo:margin-top="0in" fo:margin-bottom="0.05in" style:contextual-spacing="false" fo:orphans="2" fo:widows="2" fo:text-indent="0in" style:auto-text-indent="false"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6"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7" style:family="paragraph" style:parent-style-name="Text_20_body" style:list-style-name="L1">
      <style:paragraph-properties fo:margin-top="0in" fo:margin-bottom="0.05in" style:contextual-spacing="false" fo:orphans="2" fo:widows="2"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8" style:family="paragraph" style:parent-style-name="Text_20_body" style:list-style-name="L2">
      <style:paragraph-properties fo:margin-left="0in" fo:margin-right="0in" fo:margin-top="0in" fo:margin-bottom="0.05in" style:contextual-spacing="false" fo:orphans="2" fo:widows="2" fo:text-indent="0in" style:auto-text-indent="false"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9" style:family="paragraph" style:parent-style-name="Text_20_body" style:list-style-name="L2">
      <style:paragraph-properties fo:margin-top="0in" fo:margin-bottom="0.05in" style:contextual-spacing="false" fo:orphans="2" fo:widows="2"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10" style:family="paragraph" style:parent-style-name="Text_20_body" style:list-style-name="L3">
      <style:paragraph-properties fo:margin-left="0in" fo:margin-right="0in" fo:margin-top="0in" fo:margin-bottom="0.05in" style:contextual-spacing="false" fo:orphans="2" fo:widows="2" fo:text-indent="0in" style:auto-text-indent="false"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11"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12" style:family="paragraph" style:parent-style-name="Text_20_body" style:list-style-name="L3">
      <style:paragraph-properties fo:margin-top="0in" fo:margin-bottom="0.05in" style:contextual-spacing="false" fo:orphans="2" fo:widows="2"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13" style:family="paragraph" style:parent-style-name="Text_20_body" style:list-style-name="L3">
      <style:paragraph-properties fo:margin-top="0in" fo:margin-bottom="0in" style:contextual-spacing="false" fo:orphans="2" fo:widows="2" fo:padding="0in" fo:border="none"/>
      <style:text-properties fo:font-variant="normal" fo:text-transform="none" fo:color="#e03e2d" loext:opacity="100%" style:font-name="Lato Extended" fo:font-size="9.60000038146973pt" fo:letter-spacing="normal" fo:font-style="normal" fo:font-weight="normal" officeooo:paragraph-rsid="001ee0a1"/>
    </style:style>
    <style:style style:name="P14" style:family="paragraph" style:parent-style-name="Text_20_body">
      <style:paragraph-properties fo:margin-left="0in" fo:margin-right="0in" fo:margin-top="0.1in" fo:margin-bottom="0.1in" style:contextual-spacing="false" fo:orphans="2" fo:widows="2" fo:text-indent="0in" style:auto-text-indent="false"/>
      <style:text-properties fo:font-variant="normal" fo:text-transform="none" fo:color="#2d3b45" loext:opacity="100%" style:font-name="Arial" fo:font-size="12pt" fo:letter-spacing="normal" fo:font-style="normal" fo:font-weight="normal" officeooo:rsid="002ab104" officeooo:paragraph-rsid="001f88cd" style:font-size-asian="12pt" style:font-size-complex="12pt"/>
    </style:style>
    <style:style style:name="P15" style:family="paragraph" style:parent-style-name="Text_20_body" style:list-style-name="L3">
      <style:paragraph-properties fo:margin-top="0in" fo:margin-bottom="0in" style:contextual-spacing="false" fo:orphans="2" fo:widows="2" fo:padding="0in" fo:border="none"/>
      <style:text-properties officeooo:paragraph-rsid="001ee0a1"/>
    </style:style>
    <style:style style:name="P16" style:family="paragraph" style:parent-style-name="Text_20_body">
      <style:paragraph-properties fo:margin-left="0in" fo:margin-right="0in" fo:margin-top="0.1in" fo:margin-bottom="0.1in" style:contextual-spacing="false" fo:orphans="2" fo:widows="2" fo:text-indent="0in" style:auto-text-indent="false"/>
      <style:text-properties officeooo:paragraph-rsid="001f88cd"/>
    </style:style>
    <style:style style:name="P17"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2ab104" officeooo:paragraph-rsid="001f88cd" style:font-size-asian="12pt" style:font-size-complex="12pt"/>
    </style:style>
    <style:style style:name="P18"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1f88cd" style:font-size-asian="12pt" style:font-size-complex="12pt"/>
    </style:style>
    <style:style style:name="P19"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2685c5" officeooo:paragraph-rsid="001f88cd" style:font-size-asian="12pt" style:font-size-complex="12pt"/>
    </style:style>
    <style:style style:name="T1" style:family="text">
      <style:text-properties fo:font-variant="normal" fo:text-transform="none" fo:color="#2d3b45" loext:opacity="100%" style:font-name="Lato Extended" fo:font-size="9.60000038146973pt" fo:letter-spacing="normal" fo:font-style="normal" fo:font-weight="normal"/>
    </style:style>
    <style:style style:name="T2" style:family="text">
      <style:text-properties fo:font-variant="normal" fo:text-transform="none" fo:color="#2d3b45" loext:opacity="100%" style:font-name="Lato Extended" fo:font-size="9.60000038146973pt" fo:letter-spacing="normal" fo:font-style="italic" fo:font-weight="normal"/>
    </style:style>
    <style:style style:name="T3" style:family="text">
      <style:text-properties fo:font-variant="normal" fo:text-transform="none" fo:color="#2d3b45" loext:opacity="100%" fo:letter-spacing="normal" fo:font-style="normal" fo:font-weight="normal"/>
    </style:style>
    <style:style style:name="T4" style:family="text">
      <style:text-properties fo:font-variant="normal" fo:text-transform="none" fo:color="#2d3b45" loext:opacity="100%" fo:letter-spacing="normal" fo:font-style="normal" fo:font-weight="normal" officeooo:rsid="001ce061"/>
    </style:style>
    <style:style style:name="T5" style:family="text">
      <style:text-properties fo:font-variant="normal" fo:text-transform="none" fo:color="#2d3b45" loext:opacity="100%" fo:letter-spacing="normal" fo:font-style="normal" fo:font-weight="normal" officeooo:rsid="00315a1c"/>
    </style:style>
    <style:style style:name="T6" style:family="text">
      <style:text-properties fo:font-variant="normal" fo:text-transform="none" fo:color="#2d3b45" loext:opacity="100%" fo:letter-spacing="normal" fo:font-style="normal" fo:font-weight="normal" officeooo:rsid="00337f94"/>
    </style:style>
    <style:style style:name="T7" style:family="text">
      <style:text-properties fo:font-variant="normal" fo:text-transform="none" fo:color="#2d3b45" loext:opacity="100%" fo:letter-spacing="normal" fo:font-style="normal" fo:font-weight="normal" officeooo:rsid="0037d2df"/>
    </style:style>
    <style:style style:name="T8" style:family="text">
      <style:text-properties fo:font-variant="normal" fo:text-transform="none" fo:color="#2d3b45" loext:opacity="100%" fo:letter-spacing="normal" fo:font-style="normal" fo:font-weight="normal" officeooo:rsid="0039c41b"/>
    </style:style>
    <style:style style:name="T9" style:family="text">
      <style:text-properties fo:font-variant="normal" fo:text-transform="none" fo:color="#2d3b45" loext:opacity="100%" style:font-name="Arial" fo:font-size="12pt" fo:letter-spacing="normal" fo:font-style="normal" fo:font-weight="normal" officeooo:rsid="002685c5" style:font-size-asian="12pt" style:font-size-complex="12pt"/>
    </style:style>
    <style:style style:name="T10" style:family="text">
      <style:text-properties fo:font-variant="normal" fo:text-transform="none" fo:color="#2d3b45" loext:opacity="100%" style:font-name="Arial" fo:font-size="12pt" fo:letter-spacing="normal" fo:font-style="normal" fo:font-weight="normal" officeooo:rsid="00326846" style:font-size-asian="12pt" style:font-size-complex="12pt"/>
    </style:style>
    <style:style style:name="T11" style:family="text">
      <style:text-properties fo:font-variant="normal" fo:text-transform="none" fo:color="#2d3b45" loext:opacity="100%" style:font-name="Arial" fo:font-size="12pt" fo:letter-spacing="normal" fo:font-style="normal" fo:font-weight="normal" officeooo:rsid="00315a1c" style:font-size-asian="12pt" style:font-size-complex="12pt"/>
    </style:style>
    <style:style style:name="T12" style:family="text">
      <style:text-properties fo:font-variant="normal" fo:text-transform="none" fo:color="#2d3b45" loext:opacity="100%" style:font-name="Arial" fo:font-size="12pt" fo:letter-spacing="normal" fo:font-style="normal" fo:font-weight="normal" officeooo:rsid="0036c7db" style:font-size-asian="12pt" style:font-size-complex="12pt"/>
    </style:style>
    <style:style style:name="T13" style:family="text">
      <style:text-properties fo:font-variant="normal" fo:text-transform="none" fo:color="#2d3b45" loext:opacity="100%" style:font-name="Arial" fo:font-size="12pt" fo:letter-spacing="normal" fo:font-style="normal" fo:font-weight="normal" officeooo:rsid="0037d2df" style:font-size-asian="12pt" style:font-size-complex="12pt"/>
    </style:style>
    <style:style style:name="T14" style:family="text">
      <style:text-properties fo:font-variant="normal" fo:text-transform="none" fo:color="#2d3b45" loext:opacity="100%" style:font-name="Arial" fo:font-size="12pt" fo:letter-spacing="normal" fo:font-style="normal" fo:font-weight="normal" officeooo:rsid="0039c41b" style:font-size-asian="12pt" style:font-size-complex="12pt"/>
    </style:style>
    <style:style style:name="T15" style:family="text">
      <style:text-properties fo:font-variant="normal" fo:text-transform="none" fo:color="#e03e2d" loext:opacity="100%" style:font-name="Lato Extended" fo:font-size="9.60000038146973pt" fo:letter-spacing="normal" fo:font-style="normal" fo:font-weight="normal"/>
    </style:style>
    <style:style style:name="T16" style:family="text">
      <style:text-properties fo:font-variant="normal" fo:text-transform="none" fo:color="#e03e2d" loext:opacity="100%" style:font-name="Lato Extended" fo:font-size="9.60000038146973pt" fo:letter-spacing="normal" fo:font-style="italic" fo:font-weight="normal"/>
    </style:style>
    <style:style style:name="T17" style:family="text">
      <style:text-properties fo:color="#e03e2d" loext:opacity="100%"/>
    </style:style>
    <style:style style:name="T18" style:family="text">
      <style:text-properties officeooo:rsid="003c68c5"/>
    </style:style>
    <style:style style:name="T19" style:family="text">
      <style:text-properties officeooo:rsid="00337f94"/>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41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4165in"/>
      </text:list-level-style-bullet>
      <text:list-level-style-bullet text:level="3" text:style-name="Bullet_20_Symbols" loext:num-list-format="%3%." style:num-suffix="." text:bullet-char="•">
        <style:list-level-properties text:space-before="0.625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or homework, I would like you to modify and fact-check and augment the following theories for how the chapter titles work in William Gibson’s </text:span><text:span text:style-name="Emphasis"><text:span text:style-name="T2">The Peripheral</text:span></text:span><text:span text:style-name="T1"> (2015).</text:span></text:p>
      <text:p text:style-name="P2">You will need to use the bullet points below and provide supporting information (quotes, etc.) in order to shape your interpretation. Color the original text <text:span text:style-name="T17">red</text:span> and your own materials un-red. Copy and paste the <text:span text:style-name="T17">rubricated text</text:span> into a Word, RTF, Google Doc, or like word processing software.</text:p>
      <text:p text:style-name="P2">Group 1: Jackson, Esteban, Ngoc              </text:p>
      <text:list text:style-name="L1">
        <text:list-item>
          <text:p text:style-name="P5">The titles often not only hint at the general action or theme of the chapter, but also preemptively expose the reader to terms relevant in future chapters. For instance, the term Death Cookie is relevant to the chapter because that is how Rainey describes Daedra’s poisoned skin and connects to the way Daedra kills the Boss Patcher in chapter eight.</text:p>
          <text:list>
            <text:list-item>
              <text:p text:style-name="P6">Albert (Gr.2): Cottonwood and Dragonflies and Mourning Jet are not the focal point of their respective chapters, they’re perhaps distractions.</text:p>
            </text:list-item>
          </text:list>
        </text:list-item>
        <text:list-item>
          <text:p text:style-name="P7">The term’s full value is often elusive until future chapters add to it?</text:p>
        </text:list-item>
        <text:list-item>
          <text:p text:style-name="P7">The chapter titles may alternate, much like the chapters do between Flynne and Wilf’s moments, in that they are terms that make sense only in their respective time and space. For instance, a Tarantula, the trike Conner drives, would not necessarily be something Wilf would know beyond the arachnid variety.</text:p>
        </text:list-item>
        <text:list-item>
          <text:p text:style-name="P7">This^…Time Travel Stuff</text:p>
        </text:list-item>
        <text:list-item>
          <text:p text:style-name="P7">The terms are nearly always expressed either in full or as a variant (“Cottonwoods” appear in Chapter 17, titled Cottonwood, for one) but in some chapters the title is never openly named.</text:p>
        </text:list-item>
        <text:list-item>
          <text:p text:style-name="P7">The term immediately gives the reader a shaky footing from which to stand on to interrogate its value. No one is going to remember Chapter Eight as the one with the Boss Patcher’s death. But people will remember “Double Dickage.”</text:p>
        </text:list-item>
      </text:list>
      <text:p text:style-name="P2">Group 2. Albert, Yessica, Danielle (late add: Manny)</text:p>
      <text:list text:style-name="L2">
        <text:list-item>
          <text:p text:style-name="P8">The chapters do not have any meaning. They function to capture the reader’s interest by frequently using unfamiliar terms or unfamiliar phrases, and then to different degrees the chapter will than provide the terms or phrases in context; the location varies, and the reader may need to wait for the entire chapter or even wade through many subsequent chapters in order to satisfy their questions about the title.</text:p>
        </text:list-item>
        <text:list-item>
          <text:p text:style-name="P9">The reader’s mild interest in the chapter titles are not unlike Lev and Daedra and Alita’s initial interest in the stubs; it’s an intrigue.</text:p>
        </text:list-item>
        <text:list-item>
          <text:p text:style-name="P9">+1 for chapter titles being illegible to the characters of the alternate timeline</text:p>
        </text:list-item>
      </text:list>
      <text:p text:style-name="P2">Group 3. Andreas, Han, Vladimir</text:p>
      <text:list text:style-name="L3">
        <text:list-item>
          <text:p text:style-name="P10">+1 to grasping the reader’s eye.</text:p>
          <text:list>
            <text:list-item>
              <text:p text:style-name="P11">May give the reader an anchor point in order for easier movement between chapters as the reader assembles the story’s plot, and beyond.</text:p>
            </text:list-item>
          </text:list>
        </text:list-item>
        <text:list-item>
          <text:p text:style-name="P12">The title is the keyword in a sorting exercise, and the book requires you to keep thinking about how it relates to the chapters, modifying the definition as you go; the novel undermines its initial linkage between the chapter title and a semblance of clarity regarding its meaning.</text:p>
          <text:list>
            <text:list-item>
              <text:p text:style-name="P11">1 The Haptics – the phrase is semi-defined in the first sentence</text:p>
            </text:list-item>
            <text:list-item>
              <text:p text:style-name="P13">2 Death Cookie – the phrase is given a rudimentary definition a few paragraphs before the end of the chapter.</text:p>
            </text:list-item>
            <text:list-item>
              <text:p text:style-name="P13">3 Pushing Bugs</text:p>
              <text:list>
                <text:list-item>
                  <text:p text:style-name="P11">The chapter doesn’t have the term and it takes two chapters to describe the paparazzi “dragonfly” drones as the bugs mentioned previously</text:p>
                </text:list-item>
                <text:list-item>
                  <text:p text:style-name="P13">(The reader may also think that “pushing bugs” refers to a glitch –like the haptics—at first)</text:p>
                </text:list-item>
              </text:list>
            </text:list-item>
            <text:list-item>
              <text:p text:style-name="P15"><text:soft-page-break/><text:span text:style-name="T15">The title of the novel </text:span><text:span text:style-name="Emphasis"><text:span text:style-name="T16">The Peripheral</text:span></text:span><text:span text:style-name="T15"> contains multitudes in the sense that reader’s peripheral vision is that which is seeable at the corners of one’s sight, and the way the reader must experience the book is by the incomplete actions and colors and focus offered in those marginal frameworks; the title obviously also refers to the eponymous robot interfaces.  </text:span></text:p>
            </text:list-item>
          </text:list>
        </text:list-item>
      </text:list>
      <text:p text:style-name="P3"/>
      <text:p text:style-name="P3"/>
      <text:p text:style-name="P4"><text:span text:style-name="T3">Chapter titles may also be a representation of PTSD, a mix of logic and spontaneous trauma, with the theory being somewhat</text:span></text:p>
      <text:p text:style-name="P14"><text:tab/><text:span text:style-name="T18">The Madeline Cookie theory, <text:s/>(</text:span><text:span text:style-name="T19"> meaning the novel to be read twice to invoke a sense of deja vu)</text:span></text:p>
      <text:p text:style-name="P17">But whatever had happened to his mind, she suddenly knew in some different way, had been the worst.</text:p>
      <text:p text:style-name="P17">"“and she saw the shiver run through him in the moonlight, the haptic thing, but then it was gone.”</text:p>
      <text:p text:style-name="P17"/>
      <text:p text:style-name="P18">Proust, Marcel. In Search of Lost Time, Volume I: Swann’s Way. National Geographic Books, 1996.</text:p>
      <text:p text:style-name="P18"/>
      <text:p text:style-name="P16"><text:span text:style-name="T9">5. </text:span><text:span text:style-name="T10">PTSD</text:span><text:span text:style-name="T11">: Titles are </text:span><text:span text:style-name="T10">like</text:span><text:span text:style-name="T11"> tics </text:span><text:span text:style-name="T10">and haptic glitches, the novel </text:span><text:span text:style-name="T12">descriptions</text:span><text:span text:style-name="T10"> tactical and efficient in some instances while </text:span><text:span text:style-name="T12">like </text:span><text:span text:style-name="T10">post-traumatic-stress disorder outbursts in other</text:span><text:span text:style-name="T12">s</text:span><text:span text:style-name="T10">. “Because he just got it. Ignored the crazy, went tactically forward. And she saw how weird that was… </text:span><text:span text:style-name="T13">(</text:span><text:span text:style-name="T14">Gibson 192</text:span><text:span text:style-name="T13">)</text:span><text:span text:style-name="T10">” </text:span></text:p>
      <text:p text:style-name="P19"><text:span text:style-name="T4">6. </text:span><text:span text:style-name="T5">Proust Madeleine: </text:span><text:span text:style-name="T6">Titles are like a trigger word the reader and invoke memories of what have happened. “And suddenly the memory returns. The taste was that of the little crumb of madeleine…” </text:span><text:span text:style-name="T7">(</text:span><text:span text:style-name="T8">Proust 6</text:span><text:span text:style-name="T7">)</text:span><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07:52:19.641000000</meta:creation-date>
    <dc:date>2023-03-16T13:08:19.082000000</dc:date>
    <meta:editing-duration>PT2H48M6S</meta:editing-duration>
    <meta:editing-cycles>2</meta:editing-cycles>
    <meta:generator>LibreOffice/7.4.4.2$Windows_X86_64 LibreOffice_project/85569322deea74ec9134968a29af2df5663baa21</meta:generator>
    <meta:document-statistic meta:table-count="0" meta:image-count="0" meta:object-count="0" meta:page-count="2" meta:paragraph-count="31" meta:word-count="816" meta:character-count="4780" meta:non-whitespace-character-count="3994"/>
  </office:meta>
</office:document-meta>
</file>